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371.54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999999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 style:data-style-name="N0">
      <style:table-cell-properties fo:background-color="#999999"/>
    </style:style>
    <style:style style:name="ce34" style:family="table-cell" style:parent-style-name="Default" style:data-style-name="N0">
      <style:table-cell-properties fo:background-color="#ffdaa2"/>
    </style:style>
    <style:style style:name="ce35" style:family="table-cell" style:parent-style-name="Default">
      <style:table-cell-properties fo:background-color="#7da7d8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>
      <style:table-cell-properties fo:background-color="#fff450"/>
    </style:style>
    <style:style style:name="ce38" style:family="table-cell" style:parent-style-name="Default">
      <style:table-cell-properties fo:background-color="#add58a"/>
    </style:style>
    <style:style style:name="ce39" style:family="table-cell" style:parent-style-name="Default">
      <style:table-cell-properties fo:background-color="#bd7cb5"/>
    </style:style>
    <style:style style:name="ce40" style:family="table-cell" style:parent-style-name="Default">
      <style:table-cell-properties fo:background-color="#f58220"/>
      <style:text-properties style:use-window-font-color="true"/>
    </style:style>
    <style:style style:name="ce41" style:family="table-cell" style:parent-style-name="Default">
      <style:table-cell-properties fo:background-color="#f79448"/>
    </style:style>
    <style:style style:name="ce42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aa2"/>
    </style:style>
    <style:style style:name="ce4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</table:table>
      <table:table table:name="Items" table:style-name="ta1"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6"/>
        <table:table-column table:style-name="co10" table:default-cell-style-name="ce29"/>
        <table:table-column table:style-name="co11" table:default-cell-style-name="ce28"/>
        <table:table-column table:style-name="co1" table:number-columns-repeated="15" table:default-cell-style-name="Default"/>
        <table:table-column table:style-name="co13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29" office:value-type="string" calcext:value-type="string">
            <text:p>Agricium</text:p>
          </table:table-cell>
          <table:table-cell table:style-name="ce29" office:value-type="string" calcext:value-type="string">
            <text:p>Agricult Sup</text:p>
          </table:table-cell>
          <table:table-cell table:style-name="ce29" office:value-type="string" calcext:value-type="string">
            <text:p>Altru Toxine</text:p>
          </table:table-cell>
          <table:table-cell table:style-name="ce29" office:value-type="string" calcext:value-type="string">
            <text:p>Aluminum</text:p>
          </table:table-cell>
          <table:table-cell table:style-name="ce29" office:value-type="string" calcext:value-type="string">
            <text:p>Astatine</text:p>
          </table:table-cell>
          <table:table-cell table:style-name="ce29" office:value-type="string" calcext:value-type="string">
            <text:p>Beryl</text:p>
          </table:table-cell>
          <table:table-cell table:style-name="ce29" office:value-type="string" calcext:value-type="string">
            <text:p>Chlorine</text:p>
          </table:table-cell>
          <table:table-cell table:style-name="ce29" office:value-type="string" calcext:value-type="string">
            <text:p>Corundum</text:p>
          </table:table-cell>
          <table:table-cell table:style-name="ce29" office:value-type="string" calcext:value-type="string">
            <text:p>Diamond</text:p>
          </table:table-cell>
          <table:table-cell table:style-name="ce29" office:value-type="string" calcext:value-type="string">
            <text:p>Spirits</text:p>
          </table:table-cell>
          <table:table-cell table:style-name="ce29" office:value-type="string" calcext:value-type="string">
            <text:p>Fluorine</text:p>
          </table:table-cell>
          <table:table-cell table:style-name="ce29" office:value-type="string" calcext:value-type="string">
            <text:p>Gold</text:p>
          </table:table-cell>
          <table:table-cell table:style-name="ce29" office:value-type="string" calcext:value-type="string">
            <text:p>Hydrogen</text:p>
          </table:table-cell>
          <table:table-cell table:style-name="ce29" office:value-type="string" calcext:value-type="string">
            <text:p>Iodine</text:p>
          </table:table-cell>
          <table:table-cell table:style-name="ce29" office:value-type="string" calcext:value-type="string">
            <text:p>Laranite</text:p>
          </table:table-cell>
          <table:table-cell table:style-name="ce29" office:value-type="string" calcext:value-type="string">
            <text:p>Medical Sup.</text:p>
          </table:table-cell>
          <table:table-cell table:style-name="ce29" office:value-type="string" calcext:value-type="string">
            <text:p>Processed Food</text:p>
          </table:table-cell>
          <table:table-cell table:style-name="ce29" office:value-type="string" calcext:value-type="string">
            <text:p>Quartz</text:p>
          </table:table-cell>
          <table:table-cell table:style-name="ce29" office:value-type="string" calcext:value-type="string">
            <text:p>Scrap</text:p>
          </table:table-cell>
          <table:table-cell table:style-name="ce29" office:value-type="string" calcext:value-type="string">
            <text:p>Stims</text:p>
          </table:table-cell>
          <table:table-cell table:style-name="ce29" office:value-type="string" calcext:value-type="string">
            <text:p>Titanium</text:p>
          </table:table-cell>
          <table:table-cell table:style-name="ce29" office:value-type="string" calcext:value-type="string">
            <text:p>Tungsten</text:p>
          </table:table-cell>
          <table:table-cell table:style-name="ce29" office:value-type="string" calcext:value-type="string">
            <text:p>Waste</text:p>
          </table:table-cell>
          <table:table-cell table:style-name="ce29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2" calcext:value-type="float">
            <text:p>12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17" calcext:value-type="float">
            <text:p>17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1" calcext:value-type="float">
            <text:p>11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9" calcext:value-type="float">
            <text:p>9</text:p>
          </table:table-cell>
          <table:table-cell table:formula="of:=COUNTIF([.AA7:.AA33];&quot;&gt;0&quot;)"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25" calcext:value-type="float">
            <text:p>25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85" calcext:value-type="float">
            <text:p>18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17" calcext:value-type="float">
            <text:p>17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15" calcext:value-type="float">
            <text:p>1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0" calcext:value-type="float">
            <text:p>0</text:p>
          </table:table-cell>
          <table:table-cell table:formula="of:=[Distance.B20]" office:value-type="float" office:value="0" calcext:value-type="float">
            <text:p>0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1]" office:value-type="float" office:value="0" calcext:value-type="float">
            <text:p>0</text:p>
          </table:table-cell>
          <table:table-cell table:formula="of:=[Distance.B21]" office:value-type="float" office:value="0" calcext:value-type="float">
            <text:p>0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2]" office:value-type="float" office:value="0" calcext:value-type="float">
            <text:p>0</text:p>
          </table:table-cell>
          <table:table-cell table:formula="of:=[Distance.B22]" office:value-type="float" office:value="0" calcext:value-type="float">
            <text:p>0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3]" office:value-type="float" office:value="0" calcext:value-type="float">
            <text:p>0</text:p>
          </table:table-cell>
          <table:table-cell table:formula="of:=[Distance.B23]" office:value-type="float" office:value="0" calcext:value-type="float">
            <text:p>0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4]" office:value-type="float" office:value="0" calcext:value-type="float">
            <text:p>0</text:p>
          </table:table-cell>
          <table:table-cell table:formula="of:=[Distance.B24]" office:value-type="float" office:value="0" calcext:value-type="float">
            <text:p>0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5]" office:value-type="float" office:value="0" calcext:value-type="float">
            <text:p>0</text:p>
          </table:table-cell>
          <table:table-cell table:formula="of:=[Distance.B25]" office:value-type="float" office:value="0" calcext:value-type="float">
            <text:p>0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10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13"/>
          <table:table-cell office:value-type="string" calcext:value-type="string">
            <text:p>9 999 999 999</text:p>
          </table:table-cell>
          <table:table-cell table:number-columns-repeated="11"/>
          <table:table-cell table:style-name="Default"/>
        </table:table-row>
      </table:table>
      <table:table table:name="Array Prices" table:style-name="ta1">
        <table:table-column table:style-name="co12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0,0,61,16,0,281,170,0,0,0,34,83,39,1,0," calcext:value-type="string">
            <text:p>0,0,0,0,83,43,0,25,69,0,0,61,16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20,0,0,180,0,0,10,0,0,39,0,150," calcext:value-type="string">
            <text:p>256,0,116,0,83,43,0,0,69,30,0,61,20,0,0,180,0,0,10,0,0,39,0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11,0,0,180,14,0,0,34,0,0,1,146," calcext:value-type="string">
            <text:p>0,12,97,0,0,0,17,0,0,30,0,0,11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25,0,0,178,14,13,0,34,0,37,1,0," calcext:value-type="string">
            <text:p>245,0,118,0,0,42,0,0,0,30,0,57,25,0,0,178,14,13,0,34,0,37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25,0,0,178,14,12,0,34,0,35,0,240," calcext:value-type="string">
            <text:p>243,0,118,0,0,31,0,24,0,30,0,0,25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15,0,0,176,0,0,8,0,0,0,0,0," calcext:value-type="string">
            <text:p>0,31,0,22,0,42,0,0,0,0,0,68,15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18,16,0,0,14,21,18,0,0,0,2,0," calcext:value-type="string">
            <text:p>225,0,0,0,0,0,0,22,39,0,0,0,18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10,0,291,0,0,0,0,0,78,47,0,280," calcext:value-type="string">
            <text:p>205,0,125,0,78,49,0,0,46,38,0,61,10,0,291,0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0,0,61,15,0,291,181,0,0,20,0,89,47,0,249," calcext:value-type="string">
            <text:p>0,0,0,22,73,38,0,0,44,0,0,61,15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18,0,0,181,14,0,0,0,0,0,1,249," calcext:value-type="string">
            <text:p>0,0,118,12,0,42,10,0,39,37,0,0,18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18,0,0,181,14,0,0,0,0,0,1,249," calcext:value-type="string">
            <text:p>0,26,118,12,0,0,0,0,0,37,0,56,18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table:table-column table:style-name="co12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,500,500,500,500,0,0,500,500,0,0,0" calcext:value-type="string">
            <text:p>0,0,0,500,0,0,500,500,0,500,500,0,500,500,500,500,500,0,0,500,500,0,0,0</text:p>
          </table:table-cell>
        </table:table-row>
      </table:table>
      <table:table table:name="Array Locations" table:style-name="ta1">
        <table:table-column table:style-name="co12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23:35:43.4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6-29T19:08:59.897000000</dc:date>
    <meta:editing-duration>P3DT3H59M22S</meta:editing-duration>
    <meta:editing-cycles>71</meta:editing-cycles>
    <meta:generator>LibreOffice/6.2.4.2$Windows_X86_64 LibreOffice_project/2412653d852ce75f65fbfa83fb7e7b669a126d64</meta:generator>
    <meta:document-statistic meta:table-count="8" meta:cell-count="1733" meta:object-count="0"/>
  </office:meta>
</office:document-meta>
</file>